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left" draw:textarea-vertical-align="top" draw:auto-grow-height="false" fo:min-height="0cm" fo:min-width="0cm" fo:padding-left="0.127cm" fo:padding-right="0.127cm" draw:shadow="hidden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19.356cm" svg:height="7.871cm" svg:x="0.894cm" svg:y="1.751cm" svg:viewBox="0 0 19357 7872" draw:points="0,0 19357,0 19351,7481 16820,7491 14853,7525 13280,7578 11913,7643 9113,7776 7322,7833 5034,7872 3438,7839 2211,7807 2,7736">
          <text:p text:style-name="P1">MyType=”glideclient”</text:p>
          <text:p text:style-name="P1">...</text:p>
          <text:p text:style-name="P1">GlideinParamGLIDEIN_Collector=”mycollector.my.edu:9620-9629”</text:p>
          <text:p text:style-name="P1"><text:span text:style-name="T1">GlideinEncParamnr_x509_proxies=”N”</text:span></text:p>
          <text:p text:style-name="P1"><text:span text:style-name="T1">GlideinEncParamx509_proxy_0_identifier=”id0”</text:span></text:p>
          <text:p text:style-name="P1"><text:span text:style-name="T1">GlideinEncParamx509_proxy_0=”proxy0”</text:span></text:p>
          <text:p text:style-name="P1"><text:span text:style-name="T1">...</text:span></text:p>
          <text:p text:style-name="P1"><text:span text:style-name="T1">GlideinEncParamx509_proxy_N_identifier=”idN”</text:span></text:p>
          <text:p text:style-name="P1"><text:span text:style-name="T1">GlideinEncParamx509_proxy_N=”proxyN”</text:span></text:p>
        </draw:polygon>
        <draw:rect draw:style-name="gr2" draw:text-style-name="P2" draw:layer="layout" svg:width="19.355cm" svg:height="0.914cm" svg:x="0.889cm" svg:y="0.889cm">
          <text:p text:style-name="P2">Published classa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133cm" fo:page-height="10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9-05-14T16:10:42</meta:creation-date>
    <dc:language>en-US</dc:language>
    <meta:editing-cycles>2</meta:editing-cycles>
    <meta:editing-duration>PT00H01M05S</meta:editing-duration>
    <dc:date>2009-05-14T16:10:43</dc:date>
    <meta:document-statistic meta:object-count="2"/>
    <meta:user-defined meta:name="Info 1"/>
    <meta:user-defined meta:name="Info 2"/>
    <meta:user-defined meta:name="Info 3"/>
    <meta:user-defined meta:name="Info 4"/>
  </office:meta>
</office:document-meta>
</file>